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C0000026A5977E55657DCFACD.png" manifest:media-type="image/png"/>
  <manifest:file-entry manifest:full-path="Pictures/10000000000002B9000000718A03CB08926D8716.png" manifest:media-type="image/png"/>
  <manifest:file-entry manifest:full-path="Pictures/100000000000029E000001BDF5F26545B198A3C6.png" manifest:media-type="image/png"/>
  <manifest:file-entry manifest:full-path="Pictures/1000000000000295000002331D5F3D24F22CBC42.png" manifest:media-type="image/png"/>
  <manifest:file-entry manifest:full-path="Pictures/100000000000029D000001AC3F210A6A8D23F33B.png" manifest:media-type="image/png"/>
  <manifest:file-entry manifest:full-path="Pictures/1000000000000458000002A292A9F478BB8C6A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ec09" officeooo:paragraph-rsid="0001ec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1">Lab 05</text:p>
      <text:p text:style-name="P1"/>
      <text:p text:style-name="P1">task 03</text:p>
      <text:p text:style-name="P1"/>
      <text:p text:style-name="P1"/>
      <text:p text:style-name="P1">Atif Mehrban</text:p>
      <text:p text:style-name="P1"/>
      <text:p text:style-name="P1"/>
      <text:p text:style-name="P1"><draw:frame draw:style-name="fr1" draw:name="Image1" text:anchor-type="char" svg:x="0.0311in" svg:y="0.1228in" svg:width="6.9252in" svg:height="4.1972in" draw:z-index="0"><draw:image xlink:href="Pictures/1000000000000458000002A292A9F478BB8C6A3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1" draw:name="Image2" text:anchor-type="char" svg:x="0.3016in" svg:y="0.098in" svg:width="6.8854in" svg:height="5.8646in" draw:z-index="1"><draw:image xlink:href="Pictures/1000000000000295000002331D5F3D24F22CBC4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1" draw:name="Image3" text:anchor-type="char" svg:x="-0.052in" svg:y="0.1417in" svg:width="6.9252in" svg:height="4.5992in" draw:z-index="2"><draw:image xlink:href="Pictures/100000000000029E000001BDF5F26545B198A3C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1" draw:name="Image4" text:anchor-type="char" svg:x="-0.1043in" svg:y="0.0602in" svg:width="6.9252in" svg:height="4.4299in" draw:z-index="3"><draw:image xlink:href="Pictures/100000000000029D000001AC3F210A6A8D23F33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1" draw:name="Image5" text:anchor-type="char" svg:x="0in" svg:y="0.1437in" svg:width="6.9252in" svg:height="6.1134in" draw:z-index="4"><draw:image xlink:href="Pictures/10000000000002BC0000026A5977E55657DCFAC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x="0.1043in" svg:y="0.102in" svg:width="6.9252in" svg:height="1.122in" draw:z-index="5"><draw:image xlink:href="Pictures/10000000000002B9000000718A03CB08926D8716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18:52:01.985307303</meta:creation-date>
    <dc:date>2023-09-29T18:56:17.136537960</dc:date>
    <meta:editing-duration>PT4M15S</meta:editing-duration>
    <meta:editing-cycles>1</meta:editing-cycles>
    <meta:document-statistic meta:table-count="0" meta:image-count="6" meta:object-count="0" meta:page-count="6" meta:paragraph-count="3" meta:word-count="6" meta:character-count="25" meta:non-whitespace-character-count="22"/>
    <meta:generator>LibreOffice/7.3.7.2$Linux_X86_64 LibreOffice_project/30$Build-2</meta:generator>
  </office:meta>
</office:document-meta>
</file>